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5.391cm" fo:margin-left="-0.191cm" table:align="left" style:writing-mode="lr-tb"/>
    </style:style>
    <style:style style:name="Table1.A" style:family="table-column">
      <style:table-column-properties style:column-width="5.078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15.596cm" fo:margin-left="-0.191cm" table:align="left" style:writing-mode="lr-tb"/>
    </style:style>
    <style:style style:name="Table2.A" style:family="table-column">
      <style:table-column-properties style:column-width="28.898cm"/>
    </style:style>
    <style:style style:name="Table2.B" style:family="table-column">
      <style:table-column-properties style:column-width="28.9cm"/>
    </style:style>
    <style:style style:name="Table2.D" style:family="table-column">
      <style:table-column-properties style:column-width="28.901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Predeterminado">
      <style:paragraph-properties fo:text-align="justify" style:justify-single-word="false"/>
    </style:style>
    <style:style style:name="P2" style:family="paragraph" style:parent-style-name="Predeterminado" style:master-page-name="Standard">
      <style:paragraph-properties fo:text-align="justify" style:justify-single-word="false" style:page-number="auto"/>
      <style:text-properties style:font-name="Baskerville Old Face" fo:font-size="18pt" style:text-underline-style="solid" style:text-underline-width="auto" style:text-underline-color="font-color" fo:font-weight="bold" style:font-size-asian="18pt" style:font-weight-asian="bold" style:font-size-complex="18pt"/>
    </style:style>
    <style:style style:name="P3" style:family="paragraph" style:parent-style-name="Predeterminado">
      <style:paragraph-properties fo:text-align="justify" style:justify-single-word="false"/>
      <style:text-properties style:font-name="Baskerville Old Face" fo:font-size="16pt" fo:font-weight="bold" style:font-size-asian="16pt" style:font-weight-asian="bold" style:font-size-complex="16pt"/>
    </style:style>
    <style:style style:name="P4" style:family="paragraph" style:parent-style-name="Predeterminado">
      <style:paragraph-properties fo:text-align="justify" style:justify-single-word="false"/>
      <style:text-properties style:font-name="Baskerville Old Face" fo:font-size="16pt" style:text-underline-style="solid" style:text-underline-width="auto" style:text-underline-color="font-color" fo:font-weight="bold" style:font-size-asian="16pt" style:font-weight-asian="bold" style:font-size-complex="16pt"/>
    </style:style>
    <style:style style:name="P5" style:family="paragraph" style:parent-style-name="Predeterminado">
      <style:paragraph-properties fo:text-align="justify" style:justify-single-word="false"/>
      <style:text-properties style:font-name="Baskerville Old Face" fo:font-size="16pt" fo:language="en" fo:country="US" style:text-underline-style="solid" style:text-underline-width="auto" style:text-underline-color="font-color" fo:font-weight="bold" style:font-size-asian="16pt" style:font-weight-asian="bold" style:font-size-complex="16pt"/>
    </style:style>
    <style:style style:name="P6" style:family="paragraph" style:parent-style-name="Predeterminado">
      <style:paragraph-properties fo:text-align="justify" style:justify-single-word="false"/>
      <style:text-properties style:font-name="Baskerville Old Face" fo:font-size="16pt" fo:language="en" fo:country="US" fo:font-weight="bold" style:font-size-asian="16pt" style:font-weight-asian="bold" style:font-size-complex="16pt"/>
    </style:style>
    <style:style style:name="P7" style:family="paragraph" style:parent-style-name="Predeterminado">
      <style:paragraph-properties fo:text-align="justify" style:justify-single-word="false"/>
      <style:text-properties style:font-name="Baskerville Old Face" fo:font-size="14pt" style:font-size-asian="14pt" style:font-size-complex="14pt"/>
    </style:style>
    <style:style style:name="P8" style:family="paragraph" style:parent-style-name="Predeterminado">
      <style:paragraph-properties fo:text-align="justify" style:justify-single-word="false"/>
      <style:text-properties style:font-name="Baskerville Old Face" fo:font-size="14pt" fo:language="en" fo:country="US" style:font-size-asian="14pt" style:font-size-complex="14pt"/>
    </style:style>
    <style:style style:name="P9" style:family="paragraph" style:parent-style-name="Predeterminado">
      <style:paragraph-properties fo:text-align="justify" style:justify-single-word="false"/>
      <style:text-properties style:font-name="Baskerville Old Face" fo:font-size="14pt" fo:font-weight="bold" style:font-size-asian="14pt" style:font-weight-asian="bold" style:font-size-complex="14pt"/>
    </style:style>
    <style:style style:name="P10" style:family="paragraph" style:parent-style-name="Predeterminado">
      <style:paragraph-properties fo:text-align="justify" style:justify-single-word="false"/>
      <style:text-properties style:font-name="Baskerville Old Face" fo:font-size="18pt" fo:language="en" fo:country="US" style:text-underline-style="solid" style:text-underline-width="auto" style:text-underline-color="font-color" fo:font-weight="bold" style:font-size-asian="18pt" style:font-weight-asian="bold" style:font-size-complex="18pt"/>
    </style:style>
    <style:style style:name="P11" style:family="paragraph" style:parent-style-name="Predeterminado">
      <style:paragraph-properties fo:text-align="justify" style:justify-single-word="false"/>
      <style:text-properties style:font-name="Baskerville Old Face" fo:font-size="18pt" style:text-underline-style="solid" style:text-underline-width="auto" style:text-underline-color="font-color" fo:font-weight="bold" style:font-size-asian="18pt" style:font-weight-asian="bold" style:font-size-complex="18pt"/>
    </style:style>
    <style:style style:name="P12" style:family="paragraph" style:parent-style-name="Predeterminado">
      <style:paragraph-properties fo:margin-left="1.249cm" fo:margin-right="0cm" fo:text-align="justify" style:justify-single-word="false" fo:text-indent="0cm" style:auto-text-indent="false"/>
      <style:text-properties style:font-name="Baskerville Old Face" fo:font-size="14pt" style:font-size-asian="14pt" style:font-size-complex="14pt"/>
    </style:style>
    <style:style style:name="P13" style:family="paragraph" style:parent-style-name="Predeterminado">
      <style:paragraph-properties fo:margin-left="1.249cm" fo:margin-right="0cm" fo:text-align="justify" style:justify-single-word="false" fo:text-indent="-1.249cm" style:auto-text-indent="false"/>
      <style:text-properties style:font-name="Baskerville Old Face" fo:font-size="14pt" fo:language="en" fo:country="US" style:font-size-asian="14pt" style:font-size-complex="14pt"/>
    </style:style>
    <style:style style:name="P14" style:family="paragraph" style:parent-style-name="Standard">
      <style:text-properties style:font-name="Baskerville Old Face" fo:font-size="18pt" fo:language="en" fo:country="US" style:text-underline-style="solid" style:text-underline-width="auto" style:text-underline-color="font-color" fo:font-weight="bold" style:font-size-asian="18pt" style:font-weight-asian="bold" style:font-size-complex="18pt"/>
    </style:style>
    <style:style style:name="P15" style:family="paragraph" style:parent-style-name="Standard">
      <style:text-properties style:font-name="Baskerville Old Face" fo:font-size="14pt" fo:language="en" fo:country="US" style:font-size-asian="14pt" style:font-size-complex="14pt"/>
    </style:style>
    <style:style style:name="P16" style:family="paragraph" style:parent-style-name="Predeterminado">
      <style:paragraph-properties fo:margin-top="0cm" fo:margin-bottom="0.353cm" style:line-height-at-least="0.487cm" fo:text-align="justify" style:justify-single-word="false"/>
      <style:text-properties style:font-name="Baskerville Old Face" fo:font-size="14pt" style:font-size-asian="14pt" style:font-size-complex="14pt"/>
    </style:style>
    <style:style style:name="P17" style:family="paragraph" style:parent-style-name="List_20_Paragraph" style:list-style-name="WWNum1">
      <style:paragraph-properties fo:text-align="justify" style:justify-single-word="false"/>
    </style:style>
    <style:style style:name="P18" style:family="paragraph" style:parent-style-name="List_20_Paragraph">
      <style:paragraph-properties fo:text-align="justify" style:justify-single-word="false"/>
      <style:text-properties style:font-name="Baskerville Old Face" fo:font-size="14pt" style:font-size-asian="14pt" style:font-size-complex="14pt"/>
    </style:style>
    <style:style style:name="P19" style:family="paragraph" style:parent-style-name="List_20_Paragraph" style:list-style-name="WWNum1">
      <style:paragraph-properties fo:text-align="justify" style:justify-single-word="false"/>
      <style:text-properties style:font-name="Baskerville Old Face" fo:font-size="14pt" style:font-size-asian="14pt" style:font-size-complex="14pt"/>
    </style:style>
    <style:style style:name="P20" style:family="paragraph" style:parent-style-name="List_20_Paragraph" style:list-style-name="WWNum2">
      <style:paragraph-properties fo:text-align="justify" style:justify-single-word="false"/>
      <style:text-properties style:font-name="Baskerville Old Face" fo:font-size="14pt" style:font-size-asian="14pt" style:font-size-complex="14pt"/>
    </style:style>
    <style:style style:name="P21" style:family="paragraph" style:parent-style-name="List_20_Paragraph" style:list-style-name="WWNum1">
      <style:paragraph-properties fo:text-align="justify" style:justify-single-word="false"/>
      <style:text-properties style:font-name="Baskerville Old Face" fo:font-size="14pt" fo:language="en" fo:country="US" style:font-size-asian="14pt" style:font-size-complex="14pt"/>
    </style:style>
    <style:style style:name="P22" style:family="paragraph" style:parent-style-name="List_20_Paragraph">
      <style:paragraph-properties fo:text-align="justify" style:justify-single-word="false"/>
      <style:text-properties style:font-name="Baskerville Old Face" fo:font-size="14pt" fo:language="es" fo:country="HN" style:font-size-asian="14pt" style:font-size-complex="14pt"/>
    </style:style>
    <style:style style:name="T1" style:family="text">
      <style:text-properties style:font-name="Baskerville Old Face" fo:font-size="18pt" style:text-underline-style="solid" style:text-underline-width="auto" style:text-underline-color="font-color" fo:font-weight="bold" style:font-size-asian="18pt" style:font-weight-asian="bold" style:font-size-complex="18pt"/>
    </style:style>
    <style:style style:name="T2" style:family="text">
      <style:text-properties style:font-name="Baskerville Old Face" fo:font-size="16pt" fo:font-weight="bold" style:font-size-asian="16pt" style:font-weight-asian="bold" style:font-size-complex="16pt"/>
    </style:style>
    <style:style style:name="T3" style:family="text">
      <style:text-properties style:font-name="Baskerville Old Face" fo:font-size="16pt" fo:language="en" fo:country="US" style:text-underline-style="solid" style:text-underline-width="auto" style:text-underline-color="font-color" fo:font-weight="bold" style:font-size-asian="16pt" style:font-weight-asian="bold" style:font-size-complex="16pt"/>
    </style:style>
    <style:style style:name="T4" style:family="text">
      <style:text-properties style:font-name="Baskerville Old Face" fo:font-size="16pt" style:text-underline-style="solid" style:text-underline-width="auto" style:text-underline-color="font-color" fo:font-weight="bold" style:font-size-asian="16pt" style:font-weight-asian="bold" style:font-size-complex="16pt"/>
    </style:style>
    <style:style style:name="T5" style:family="text">
      <style:text-properties style:font-name="Baskerville Old Face" fo:font-size="14pt" style:font-size-asian="14pt" style:font-size-complex="14pt"/>
    </style:style>
    <style:style style:name="T6" style:family="text">
      <style:text-properties style:font-name="Baskerville Old Face" fo:font-size="14pt" fo:language="en" fo:country="U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Clase: StorageManager</text:p>
      <text:p>Descripción: </text:p>
      <text:p>El propósito principal de esta clase es proveernos el método para crear un archivo que contendrá el TableSpace de la base de datos.</text:p>
      <text:p>Funciones:</text:p>
      <text:list xml:id="list526755896" text:style-name="WWNum1">
        <text:list-item>
          <text:p text:style-name="P19">void createTableSpace(const char* nombreBD, const char* version, const char* clave, unsigned int cantBloques);</text:p>
        </text:list-item>
      </text:list>
      <text:p>nombreBD = recibe el nombre de la base de datos ejemplo: MyOracleDB.</text:p>
      <text:p>versión = recibe una cadena para la versión de la Base de Datos, ejemplo: 1.0.</text:p>
      <text:p><text:tab/>clave = recibe una cadena para la clave o password de la Base de Datos.</text:p>
      <text:p>cantBloques = recibe la cantidad de bloques que va contener el TableSpace, tomando en cuenta que cada bloque tiene un tamaño por default de 4096 bytes (4 kb).</text:p>
      <text:p>*Esta función produce un archivo ubicado en la carpeta donde está el proyecto, ejemplo: /home/mairen/Documentos/TeoriadeBasedeDatosII_StorageManager/StorageManager</text:p>
      <text:p><text:tab/>Cuyo nombre es “tablespace.dat”.</text:p>
      <text:p>*Al inicio la lista de libres del TableSpace está formada por todos los bloques.</text:p>
      <text:list xml:id="list2176322431" text:continue-numbering="true" text:style-name="WWNum1">
        <text:list-item>
          <text:p text:style-name="P19">void createTable(const char* nombreTabla, unsigned int cant_campos, InfoMDC *campos);</text:p>
        </text:list-item>
      </text:list>
      <text:p>nombreTabla = corresponde al nombre de la tabla, con un máximo de 50 caracteres.</text:p>
      <text:p>cant_campos = corresponde al número de campos que tiene el arreglo que se incorporaran a la tabla.</text:p>
      <text:p>campos = corresponde al arreglo de objetos de la clase InfoMDC, es decir los campos que pasaran a formar parte de la tabla.</text:p>
      <text:p/>
      <text:p/>
      <text:p/>
      <text:p/>
      <text:p><text:soft-page-break/></text:p>
      <text:p/>
      <text:p/>
      <text:p/>
      <text:p/>
      <text:p/>
      <text:p/>
      <text:p/>
      <text:p/>
      <text:p/>
      <text:p/>
      <text:p/>
      <text:p/>
      <text:p/>
      <text:p/>
      <text:p/>
      <text:p/>
      <text:p>Clase: Block</text:p>
      <text:p><text:tab/>Header header</text:p>
      <text:p><text:s text:c="4"/><text:tab/>Block(unsigned int blockID, unsigned int ant, unsigned int sig, const char *type)</text:p>
      <text:p><text:tab/>virtual void escribir()</text:p>
      <text:p><text:tab/>virtual unsigned int getEspacioDisponible()</text:p>
      <text:p>Descripción: </text:p>
      <text:p>Esta clase instancia a un bloque vacío con su Header, en el constructor recibe de parámetro los atributos de la Clase Header, por lo tanto la clase Block tiene un atributo header de la Clase Header.</text:p>
      <text:p>Funciones:</text:p>
      <text:list xml:id="list799703336" text:continue-numbering="true" text:style-name="WWNum1">
        <text:list-item>
          <text:p text:style-name="P19">void escribir();</text:p>
        </text:list-item>
      </text:list>
      <text:p>Esta función escribe el bloque en el archivo, es decir solo la información que tenga el objeto de la clase que herede de Block al momento de llamar a la misma función. </text:p>
      <text:list xml:id="list444942585" text:continue-numbering="true" text:style-name="WWNum1">
        <text:list-item>
          <text:p text:style-name="P19">unsigned int getEspacioDisponible();</text:p>
        </text:list-item>
      </text:list>
      <text:p>Esta function devuelve el espacio disponible que contiene un bloque.</text:p>
      <text:p text:style-name="Standard"><text:span text:style-name="T3">Clase: Header</text:span><text:span text:style-name="T6"><text:line-break/><text:tab/></text:span><text:bookmark-start text:name="__DdeLink__52_413993362"/><text:span text:style-name="T6">unsigned</text:span><text:bookmark-end text:name="__DdeLink__52_413993362"/><text:span text:style-name="T6"> int blockID<text:line-break/><text:tab/>unsigned int sig<text:line-break/></text:span><text:soft-page-break/><text:span text:style-name="T6"><text:tab/>unsigned int ant<text:line-break/><text:tab/>char type[4]</text:span></text:p>
      <text:p>Descripción: </text:p>
      <text:p><text:span text:style-name="T5">El blockID representa la ubicación del bloque en el disco como si el disco fuera un arreglo de bloques de 4096 bytes. Debido a lo anterior los atributos <text:s/>sig y ant nos permiten tratar este arreglo de </text:span><text:span text:style-name="T5">bloques como una lista doblemente enlazada para una mejor manipulación.</text:span></text:p>
      <text:p>El atributo type tendrá el siguiente dominio <text:tab/>de datos: </text:p>
      <text:p>SB=System Block</text:p>
      <text:p>BB=Blank Block</text:p>
      <text:p><text:bookmark-start text:name="__DdeLink__1126_182676312"/><text:span text:style-name="T5">MDB</text:span><text:bookmark-end text:name="__DdeLink__1126_182676312"/><text:span text:style-name="T5">=Metadata Block</text:span></text:p>
      <text:p>MDCB=Continuación de Metadata Block</text:p>
      <text:p>D<text:tab/>B=Data Block</text:p>
      <text:p>VB=Varchar Block</text:p>
      <text:p>*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Los sets y gets para todas las clases tienen el siguiente formato:</text:p>
      <text:p>getFinal_MDCont</text:p>
      <text:p>setPrimerLibre</text:p>
      <text:p>La primera letra del nombre del atributo va en mayuscula las demas como estan definididas en el nombre de dicho atributo.</text:p>
      <text:p/>
      <text:p/>
      <text:p/>
      <text:p/>
      <text:p/>
      <text:p/>
      <text:p/>
      <text:p/>
      <text:p/>
      <text:p/>
      <text:p/>
      <text:p/>
      <text:p>Clase: SystemBlock hereda de la clase Block</text:p>
      <text:p><text:soft-page-break/><text:tab/>InfoSB info</text:p>
      <text:p><text:tab/>SystemBlock()</text:p>
      <text:p>Descripción: </text:p>
      <text:p>Esta clase nos permite instanciar el bloque de sistema correspondiente al archivo del tablespace de la base de datos, como se explica en la sección de la clase StorageManager.</text:p>
      <text:p>El constructor de esta clase hala del disco la información correspondiente al bloque de sistema en el atributo info así como el Header de este bloque en particular.</text:p>
      <text:p>Funciones:</text:p>
      <text:list xml:id="list1697629239" text:continue-numbering="true" text:style-name="WWNum1">
        <text:list-item>
          <text:p text:style-name="P19">unsigned int getPrimerLibre();</text:p>
        </text:list-item>
      </text:list>
      <text:p>Esta función corresponde al get del atributo primer libre de la clase InfoSB para la cual la clase SystemBlock contiene un atributo de dicha clase.</text:p>
      <text:list xml:id="list515273363" text:continue-numbering="true" text:style-name="WWNum1">
        <text:list-item>
          <text:p text:style-name="P19">void actualizarPrimerLibre();</text:p>
        </text:list-item>
      </text:list>
      <text:p>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Clase: InfoSB</text:p>
      <text:p><text:tab/>char nombreBD[32]</text:p>
      <text:p><text:s text:c="4"/><text:tab/>char version[8]</text:p>
      <text:p><text:span text:style-name="T5"><text:s text:c="4"/><text:tab/></text:span><text:span text:style-name="T6">char clave[16]</text:span></text:p>
      <text:p><text:s text:c="4"/><text:tab/>unsigned int primerBMD</text:p>
      <text:p><text:s text:c="4"/><text:tab/>unsigned int ultimoBMD</text:p>
      <text:p><text:span text:style-name="T6"><text:s text:c="4"/><text:tab/></text:span><text:span text:style-name="T5">unsigned int primerLibre</text:span></text:p>
      <text:p>Descripcion:</text:p>
      <text:p>nombreBD coincide con el parámetro nombreBD de la función createTableSpace de la clase StorageManager asi como versión y clave.</text:p>
      <text:p>primerBMD corresponde al blockID del primer bloque de Metadata es decir la primera tabla en crearse</text:p>
      <text:p>ultimoBMD corresponde al blockID del último bloque de Metadata.</text:p>
      <text:p>primerLibre corresponde al blockID del primer boque libre de la lista de libres.</text:p>
      <text:p><text:soft-page-break/>*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p/>
      <text:p/>
      <text:p/>
      <text:p/>
      <text:p/>
      <text:p/>
      <text:p/>
      <text:p/>
      <text:p/>
      <text:p/>
      <text:p/>
      <text:p/>
      <text:p/>
      <text:p>Clase: Metadata hereda de la clase Block</text:p>
      <text:p><text:span text:style-name="T5"><text:tab/></text:span><text:span text:style-name="T6">Metadata(</text:span><text:bookmark-start text:name="__DdeLink__1124_182676312"/><text:span text:style-name="T6">unsigned int blockID, char* nombreTabla, unsigned int cant_campos</text:span><text:bookmark-end text:name="__DdeLink__1124_182676312"/><text:span text:style-name="T6">):</text:span></text:p>
      <text:p>Este constructor nos permite mantener un bloque de metadata en memoria para luego escribirse.</text:p>
      <text:p><text:span text:style-name="T5"><text:tab/>Metadata(unsigned int </text:span><text:bookmark-start text:name="__DdeLink__1128_182676312"/><text:span text:style-name="T5">blockID</text:span><text:bookmark-end text:name="__DdeLink__1128_182676312"/><text:span text:style-name="T5">):</text:span></text:p>
      <text:p>Este constructor lee del archivo y carga en memoria los atributos correspondientes al bloque con dicho ID. <text:s text:c="4"/></text:p>
      <text:p><text:tab/>InfoMD info</text:p>
      <text:p>Funciones:</text:p>
      <text:list xml:id="list954468216" text:continue-numbering="true" text:style-name="WWNum1">
        <text:list-item>
          <text:p text:style-name="P19"><text:bookmark text:name="__DdeLink__1132_182676312"/><text:bookmark text:name="__DdeLink__1134_182676312"/>unsigned int getFreeSpace(unsigned int espacio);</text:p>
        </text:list-item>
      </text:list>
      <text:p>Esta función devuelve el blockID de un bloque de datos con el espacio que se especifica de parámetro en caso que no existiese un bloque de datos con espacio retorna 0.</text:p>
      <text:list xml:id="list597066374" text:continue-numbering="true" text:style-name="WWNum1">
        <text:list-item>
          <text:p text:style-name="P21"><text:bookmark text:name="__DdeLink__1136_182676312"/>InfoMDC readCampo(unsigned int index);</text:p>
        </text:list-item>
      </text:list>
      <text:p>Devuelve el campo de una tabla correspondiente al index de parámetro, es decir una función específica para un determinado bloque de Metadata.</text:p>
      <text:p><text:span text:style-name="T2"><text:tab/></text:span><text:span text:style-name="T4">Clase: InfoMDC</text:span></text:p>
      <text:p><text:s text:c="4"/><text:tab/><text:tab/>unsigned short tipo_campo</text:p>
      <text:p><text:s text:c="4"/><text:tab/><text:tab/>char nombre_campo[30]</text:p>
      <text:p><text:soft-page-break/><text:span text:style-name="T5"><text:s text:c="4"/><text:tab/><text:tab/></text:span><text:span text:style-name="T6">unsigned int escala</text:span></text:p>
      <text:p><text:s text:c="4"/><text:tab/><text:tab/>unsigned int precision</text:p>
      <text:p><text:s text:c="4"/><text:tab/><text:tab/>bool nulls</text:p>
      <text:p><text:s text:c="4"/><text:tab/><text:tab/>bool PK</text:p>
      <text:p><text:s text:c="4"/><text:tab/><text:tab/>char DEFAULT[30]</text:p>
      <text:p><text:span text:style-name="T6"><text:tab/><text:tab/></text:span><text:span text:style-name="T5">unsigned int inicio_varchar (Ignorado por el QA)</text:span></text:p>
      <text:p><text:span text:style-name="T5"><text:tab/><text:tab/></text:span><text:bookmark-start text:name="__DdeLink__1118_182676312"/><text:span text:style-name="T5">unsigned int final_varchar </text:span><text:bookmark-end text:name="__DdeLink__1118_182676312"/><text:span text:style-name="T5">(Ignorado por el QA)</text:span></text:p>
      <text:p><text:tab/>El tipo_campo corresponde a una enumeración:</text:p>
      <text:list xml:id="list979997795" text:style-name="WWNum2">
        <text:list-item>
          <text:p text:style-name="P20">Int</text:p>
        </text:list-item>
        <text:list-item>
          <text:p text:style-name="P20">Double</text:p>
        </text:list-item>
        <text:list-item>
          <text:p text:style-name="P20">Char</text:p>
        </text:list-item>
        <text:list-item>
          <text:p text:style-name="P20">Varchar</text:p>
        </text:list-item>
        <text:list-item>
          <text:p text:style-name="P20">Bool <text:s text:c="2"/></text:p>
        </text:list-item>
      </text:list>
      <text:p>Clase: InfoMD</text:p>
      <text:p><text:s text:c="4"/><text:tab/>char nombreTabla[50]</text:p>
      <text:p><text:tab/>unsigned int cant_camposBloque</text:p>
      <text:p><text:s text:c="4"/><text:tab/>unsigned int cant_campos</text:p>
      <text:p><text:span text:style-name="T5"><text:s text:c="4"/><text:tab/></text:span><text:span text:style-name="T6">unsigned int inicio_MDCont</text:span></text:p>
      <text:p><text:s text:c="8"/>unsigned int final_MDCont</text:p>
      <text:p><text:span text:style-name="T6"><text:s text:c="4"/><text:tab/>unsigned int </text:span><text:bookmark text:name="__DdeLink__1120_182676312"/><text:span text:style-name="T6">inicio_BD</text:span></text:p>
      <text:p><text:span text:style-name="T6"><text:s text:c="4"/><text:tab/></text:span><text:span text:style-name="T5">unsigned int </text:span><text:bookmark text:name="__DdeLink__1122_182676312"/><text:span text:style-name="T5">final_BD</text:span></text:p>
      <text:p>Descripción:</text:p>
      <text:p>nombreTabla contiene el nombre de la tabla correspondiente al bloque de metadata.</text:p>
      <text:p>cant_campos es equivalente a la cantidad total de campos de una tabla, es decir que incluye la cantidad de campos que contienen los bloques de continuación de metadata si este es el caso.</text:p>
      <text:p>cont_MD corresponde al blockID del primer bloque de continuación de metadata si no existe es igual a 0.</text:p>
      <text:p>inicio_BD corresponde al blockID del primer bloque de datos de una tabla sino existe es igual a 0.</text:p>
      <text:p>final_BD corresponde al blockID del último bloque de datos de una tabla sino existe es igual a 0.</text:p>
      <text:p>*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text:soft-page-break/>de que se instancia un bloque de Metadata con el primer constructor por si se requiere algún cambio en los atributos.</text:p>
      <text:p/>
      <text:p/>
      <text:p/>
      <text:p/>
      <text:p/>
      <text:p/>
      <text:p/>
      <text:p/>
      <text:p/>
      <text:p/>
      <text:p/>
      <text:p/>
      <text:p/>
      <text:p/>
      <text:p/>
      <text:p/>
      <text:p/>
      <text:p/>
      <text:p><text:span text:style-name="T1">Clase: </text:span><text:bookmark-start text:name="__DdeLink__854_1111294998"/><text:span text:style-name="T1">MetadataContin</text:span><text:bookmark-end text:name="__DdeLink__854_1111294998"/><text:span text:style-name="T1">uo hereda de la clase Block<text:tab/> <text:s text:c="3"/></text:span></text:p>
      <text:p><text:span text:style-name="T5"><text:tab/></text:span><text:span text:style-name="T6">MetadataContinuo(unsigned int blockID, unsigned int <text:tab/>blockIDMD): </text:span></text:p>
      <text:p><text:tab/>Este constructor nos permite mantener un bloque de <text:tab/>metadata en memoria para luego escribirse.</text:p>
      <text:p><text:tab/>MetadataContinuo(unsigned int blockID):</text:p>
      <text:p>Este constructor lee del archivo y carga en memoria los atributos correspondientes al bloque con dicho ID.</text:p>
      <text:p><text:tab/>InfoMDC info</text:p>
      <text:p>Funciones:</text:p>
      <text:list xml:id="list1862304209" text:continue-list="list597066374" text:style-name="WWNum1">
        <text:list-item>
          <text:p text:style-name="P21">InfoMDC readCampo(unsigned int index);</text:p>
        </text:list-item>
      </text:list>
      <text:p>Devuelve el campo del bloque de MetadaContinuo correspondiente al index de parámetro, es decir una función específica para ese bloque o en otras palabras no considera los demás bloques de MetadataContinuo que puedan existir.</text:p>
      <text:p><text:span text:style-name="T3">Clase: </text:span><text:bookmark text:name="__DdeLink__852_1111294998"/><text:span text:style-name="T3">InfoCMD</text:span></text:p>
      <text:p><text:s text:c="4"/><text:tab/>unsigned int cant_campos</text:p>
      <text:p><text:tab/>unsigned int blockIDMD</text:p>
      <text:p>Descripcion:</text:p>
      <text:p><text:soft-page-break/>cant_campos es equivalente a la cantidad de campos que contiene un bloque de MetadataContinuo.</text:p>
      <text:p>blockIDMD es equivalente al blockID del bloque de Metadata al que corresponde un determinado bloque de MetadaContinuo</text:p>
      <text:p><text:span text:style-name="T5">*Para cada uno de los atributos anteriores de la clase InfoCMD, la clase MetadataContinuo contiene los sets y gets de dichos atributos </text:span><text:bookmark text:name="__DdeLink__369_347261089"/><text:span text:style-name="T5">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span></text:p>
      <text:p/>
      <text:p>Clase: Data hereda de la clase Block</text:p>
      <text:p><text:span text:style-name="T5"><text:tab/></text:span><text:span text:style-name="T6">Data(unsigned int blockID, unsigned int blockIDMD):</text:span></text:p>
      <text:p><text:bookmark text:name="__DdeLink__376_1540727615"/>Este constructor nos permite mantener un bloque de data en memoria para luego escribirse.</text:p>
      <text:p><text:tab/>Data(unsigned int blockID):</text:p>
      <text:p>Este constructor lee del archivo y carga en memoria los atributos correspondientes al bloque con dicho ID. </text:p>
      <text:p><text:tab/>InfoD info</text:p>
      <text:p>Funciones:</text:p>
      <text:list xml:id="list901319779" text:continue-numbering="true" text:style-name="WWNum1">
        <text:list-item>
          <text:p text:style-name="P19">void insertRecord(InfoReg reg);</text:p>
        </text:list-item>
      </text:list>
      <text:p>Inserta el parámetro reg como un registro en el bloque de data. La parte de la definición de un registro se encuentra al final de este documento.</text:p>
      <text:list xml:id="list1468415635" text:continue-numbering="true" text:style-name="WWNum1">
        <text:list-item>
          <text:p text:style-name="P19">InfoReg selectRecord(unsigned int index);</text:p>
        </text:list-item>
      </text:list>
      <text:p text:style-name="P22">Retorna el registro correspondiente al index en ese bloque de datos solo considera los registros activos.</text:p>
      <text:list xml:id="list473780079" text:continue-numbering="true" text:style-name="WWNum1">
        <text:list-item>
          <text:p text:style-name="P17"><text:span text:style-name="T5">void updateRecor</text:span><text:span text:style-name="T6">d(InfoReg reg, unsigned int index);</text:span></text:p>
        </text:list-item>
      </text:list>
      <text:p text:style-name="P22">Actualiza el registro correspondiente al index en ese bloque de datos.</text:p>
      <text:list xml:id="list1972316374" text:continue-numbering="true" text:style-name="WWNum1">
        <text:list-item>
          <text:p text:style-name="P21">void deleteRecord(unsigned int index);</text:p>
        </text:list-item>
      </text:list>
      <text:p text:style-name="P22"><text:bookmark text:name="_GoBack"/>Elimina el registro correspondiente al index en ese bloque de datos.</text:p>
      <text:p>Clase: InfoD</text:p>
      <text:p><text:s text:c="4"/><text:tab/>unsigned int blockIDMD</text:p>
      <text:p><text:soft-page-break/><text:s text:c="4"/><text:tab/>unsigned int cantRegFisicos</text:p>
      <text:p><text:span text:style-name="T6"><text:s text:c="3"/><text:tab/></text:span><text:span text:style-name="T5">unsigned int cantRegActivos</text:span></text:p>
      <text:p>Descripción:</text:p>
      <text:p>blockIDMD es el blockID del bloque de Metadata al cual esta enlazado dicho bloque de data.</text:p>
      <text:p>cantRegFisicos es la cantidad de registros que contiene un bloque de data contando los que están marcados como eliminados.</text:p>
      <text:p>Cant RegActivos es la cantidad de registros que contiene un bloque de data sin contar los que están marcados como eliminados.</text:p>
      <text:p>*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p/>
      <text:p/>
      <text:p/>
      <text:p/>
      <text:p/>
      <text:p/>
      <text:p/>
      <text:p/>
      <text:p/>
      <text:p/>
      <text:p/>
      <text:p/>
      <text:p/>
      <text:p/>
      <text:p/>
      <text:p/>
      <text:p/>
      <text:p text:style-name="P14">Clase: InfoReg</text:p>
      <text:p text:style-name="Standard"><text:bookmark-start text:name="__DdeLink__52_4139933621"/><text:span text:style-name="T6"><text:tab/>unsigned</text:span><text:bookmark-end text:name="__DdeLink__52_4139933621"/><text:span text:style-name="T6"> short nulos</text:span></text:p>
      <text:p text:style-name="P15"><text:tab/>unsigned int tam</text:p>
      <text:p text:style-name="P15"><text:tab/>bool tombstone</text:p>
      <text:p text:style-name="P15"><text:tab/>unsigned char* contentReg;</text:p>
      <text:p>Descripción: </text:p>
      <text:p><text:soft-page-break/>nulos es un mapa de bits que indica que campos son nulos y cuáles no por lo que una tabla no puede guardar más de 16 campos.</text:p>
      <text:p>tam es el tamaño del arreglo de “bytes” contentReg.</text:p>
      <text:p>tombstone es un booleano ( true = Activo, False = InActivo)</text:p>
      <text:p>contentReg se recibe de parámetro en el siguiente formato para la funcion insert y update de la clase de bloque de Data: </text:p>
      <table:table table:name="Table1" table:style-name="Table1">
        <table:table-column table:style-name="Table1.A" table:number-columns-repeated="5"/>
        <table:table-row table:style-name="Table1.1">
          <table:table-cell table:style-name="Table1.A1" office:value-type="string">
            <text:p>Cod</text:p>
          </table:table-cell>
          <table:table-cell table:style-name="Table1.A1" office:value-type="string">
            <text:p>Nombre</text:p>
          </table:table-cell>
          <table:table-cell table:style-name="Table1.A1" office:value-type="string">
            <text:p>Edad</text:p>
          </table:table-cell>
          <table:table-cell table:style-name="Table1.A1" office:value-type="string">
            <text:p>Direccion</text:p>
          </table:table-cell>
          <table:table-cell office:value-type="string">
            <text:p text:style-name="Standard"/>
          </table:table-cell>
        </table:table-row>
        <table:table-row table:style-name="Table1.1">
          <table:table-cell table:style-name="Table1.A1" office:value-type="string">
            <text:p>1x</text:p>
          </table:table-cell>
          <table:table-cell table:style-name="Table1.A1" office:value-type="string">
            <text:p>5</text:p>
          </table:table-cell>
          <table:table-cell table:style-name="Table1.A1" office:value-type="string">
            <text:p>Maria</text:p>
          </table:table-cell>
          <table:table-cell table:style-name="Table1.A1" office:value-type="string">
            <text:p>27</text:p>
          </table:table-cell>
          <table:table-cell table:style-name="Table1.A1" office:value-type="string">
            <text:p>57</text:p>
          </table:table-cell>
        </table:table-row>
        <table:table-row table:style-name="Table1.1">
          <table:table-cell table:style-name="Table1.A1" office:value-type="string">
            <text:p>Int</text:p>
          </table:table-cell>
          <table:table-cell table:style-name="Table1.A1" office:value-type="string">
            <text:p>Varchar</text:p>
          </table:table-cell>
          <table:table-cell table:style-name="Table1.A1" office:value-type="string">
            <text:p>Int</text:p>
          </table:table-cell>
          <table:table-cell table:style-name="Table1.A1" office:value-type="string">
            <text:p>Varchar</text:p>
          </table:table-cell>
          <table:table-cell office:value-type="string">
            <text:p text:style-name="Standard"/>
          </table:table-cell>
        </table:table-row>
      </table:table>
      <text:p>Con lo anterior se puede observar que a los campos de tipo varchar se les pre-concatena el size en un byte.</text:p>
      <text:p>*Para cada uno de los atributos anteriores de la clase InfoReg esta misma contiene los sets y gets de dichos atributos en memoria.</text:p>
      <text:p>En el caso de los varchars se manejara un nuevo tipo de bloque que contendrá varchars correspondientes a un campo de un registro de una tabla por lo que siguiendo con el ejemplo anterior este será transformado a:</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1</text:p>
          </table:table-cell>
          <table:table-cell table:style-name="Table2.A1" office:value-type="string">
            <text:p>BIDV</text:p>
          </table:table-cell>
          <table:table-cell table:style-name="Table2.A1" office:value-type="string">
            <text:p>Index</text:p>
          </table:table-cell>
          <table:table-cell table:style-name="Table2.A1" office:value-type="string">
            <text:p>27</text:p>
          </table:table-cell>
        </table:table-row>
      </table:table>
      <text:p>Este proceso será previamente a insertar o actualizar el registro.</text:p>
      <text:p>*BIDV = El blockID del bloque de varchars donde se encuentra ese campo de ese registro.</text:p>
      <text:p>*Index = La posición en ese bloque de varchars donde se encuentra ese campo de ese registro.</text:p>
      <text:p>Funciones: </text:p>
      <text:list xml:id="list258538262" text:continue-numbering="true" text:style-name="WWNum1">
        <text:list-item>
          <text:p text:style-name="P21">unsigned char* readCampo(unsigned int index,unsigned int blockIDMD);</text:p>
        </text:list-item>
      </text:list>
      <text:p text:style-name="P18">Devuelve un arreglo de “bytes” como fue guardado en disco que corresponden a un determinado campo de un registro cuyo index es el de parámetro para la correspondiente tabla.</text:p>
      <text:p/>
      <text:p/>
      <text:p/>
      <text:p/>
      <text:p><text:soft-page-break/></text:p>
      <text:p/>
      <text:p/>
      <text:p/>
      <text:p/>
      <text:p/>
      <text:p/>
      <text:p/>
      <text:p/>
      <text:p/>
      <text:p/>
      <text:p/>
      <text:p>Clase: Varchar hereda de la clase Block</text:p>
      <text:p><text:span text:style-name="T5"><text:tab/></text:span><text:span text:style-name="T6">Varchar(unsigned int blockID, unsigned int blockIDMD):</text:span></text:p>
      <text:p>Este constructor nos permite mantener un bloque de varchars en memoria para luego escribirse.</text:p>
      <text:p><text:tab/>Varchar(unsigned int blockID):</text:p>
      <text:p>Este constructor lee del archivo y carga en memoria los atributos correspondientes al bloque con dicho ID. </text:p>
      <text:p><text:tab/>InfoV info</text:p>
      <text:p>Funciones:</text:p>
      <text:list xml:id="list228047956" text:continue-numbering="true" text:style-name="WWNum1">
        <text:list-item>
          <text:p text:style-name="P21">unsigned int insertVarchar(unsigned char* varchar);</text:p>
        </text:list-item>
      </text:list>
      <text:p>Inserta el parámetro varchar en el bloque de varchars y devuelve la posición de ese varchar en el bloque.</text:p>
      <text:list xml:id="list1376359097" text:continue-numbering="true" text:style-name="WWNum1">
        <text:list-item>
          <text:p text:style-name="P21">unsigned char* selectVarchar(unsigned int index);</text:p>
        </text:list-item>
      </text:list>
      <text:p text:style-name="P22">Retorna el varchar correspondiente al index en ese bloque de varchars.</text:p>
      <text:list xml:id="list210587719" text:continue-numbering="true" text:style-name="WWNum1">
        <text:list-item>
          <text:p text:style-name="P21">void updateVarchar(unsigned char* varchar, unsigned int index);</text:p>
        </text:list-item>
      </text:list>
      <text:p text:style-name="P22">Actualiza el varchar correspondiente al index en ese bloque de varchars.</text:p>
      <text:p>Clase: InfoV</text:p>
      <text:p><text:s text:c="4"/><text:tab/>unsigned int blockIDMD</text:p>
      <text:p><text:span text:style-name="T6"><text:s text:c="4"/><text:tab/></text:span><text:span text:style-name="T5">unsigned int cant_varchars</text:span></text:p>
      <text:p>Descripción:</text:p>
      <text:p>blockIDMD es el blockID del bloque de Metadata al cual está vinculado dicho bloque de varchars.</text:p>
      <text:p>cant_varchars es la cantidad de varchars que contiene el bloque.</text:p>
      <text:p><text:soft-page-break/>*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p/>
      <text: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Administrador </dc:creator>
    <dc:date>2011-08-12T19:52:30</dc:date>
    <meta:editing-cycles>59</meta:editing-cycles>
    <meta:editing-duration>PT15M46S</meta:editing-duration>
    <meta:generator>LibreOffice/3.3$Linux LibreOffice_project/330m19$Build-202</meta:generator>
    <meta:document-statistic meta:table-count="2" meta:image-count="0" meta:object-count="0" meta:page-count="12" meta:paragraph-count="205" meta:word-count="2099" meta:character-count="13150"/>
    <meta:template xlink:type="simple" xlink:actuate="onRequest" xlink:title="Normal" xlink:href=""/>
  </office:meta>
</office:document-meta>
</file>